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f78b" officeooo:paragraph-rsid="0003f78b"/>
    </style:style>
    <style:style style:name="P2" style:family="paragraph" style:parent-style-name="Standard">
      <style:text-properties officeooo:rsid="00050684" officeooo:paragraph-rsid="00050684"/>
    </style:style>
    <style:style style:name="P3" style:family="paragraph" style:parent-style-name="Standard">
      <style:text-properties officeooo:paragraph-rsid="00050684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Standard">
      <style:text-properties officeooo:rsid="0003f78b" officeooo:paragraph-rsid="0003f78b"/>
    </style:style>
    <style:style style:name="P6" style:family="paragraph" style:parent-style-name="Standard">
      <style:text-properties officeooo:rsid="0003f78b" officeooo:paragraph-rsid="000b17fe"/>
    </style:style>
    <style:style style:name="P7" style:family="paragraph" style:parent-style-name="Standard">
      <style:text-properties officeooo:rsid="00050684" officeooo:paragraph-rsid="00093873"/>
    </style:style>
    <style:style style:name="P8" style:family="paragraph" style:parent-style-name="Standard">
      <style:text-properties officeooo:rsid="00050684" officeooo:paragraph-rsid="000bca50"/>
    </style:style>
    <style:style style:name="P9" style:family="paragraph" style:parent-style-name="Standard">
      <style:text-properties officeooo:rsid="000540be" officeooo:paragraph-rsid="00050684"/>
    </style:style>
    <style:style style:name="P10" style:family="paragraph" style:parent-style-name="Standard">
      <style:text-properties officeooo:rsid="000540be" officeooo:paragraph-rsid="000540be"/>
    </style:style>
    <style:style style:name="P11" style:family="paragraph" style:parent-style-name="Standard">
      <style:text-properties officeooo:rsid="000540be" officeooo:paragraph-rsid="000d48bf"/>
    </style:style>
    <style:style style:name="P12" style:family="paragraph" style:parent-style-name="Standard">
      <style:text-properties officeooo:rsid="000b17fe" officeooo:paragraph-rsid="000b17fe"/>
    </style:style>
    <style:style style:name="P13" style:family="paragraph" style:parent-style-name="Standard">
      <style:text-properties officeooo:rsid="000cf679" officeooo:paragraph-rsid="000cf679"/>
    </style:style>
    <style:style style:name="P14" style:family="paragraph" style:parent-style-name="Standard">
      <style:text-properties officeooo:paragraph-rsid="000cf679"/>
    </style:style>
    <style:style style:name="P15" style:family="paragraph" style:parent-style-name="Standard">
      <style:text-properties officeooo:paragraph-rsid="000d48bf"/>
    </style:style>
    <style:style style:name="P16" style:family="paragraph" style:parent-style-name="Standard">
      <style:text-properties officeooo:paragraph-rsid="000dc4f0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in" fo:margin-bottom="0in" style:contextual-spacing="false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paragraph-rsid="000b17fe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officeooo:paragraph-rsid="000bca50"/>
    </style:style>
    <style:style style:name="P21" style:family="paragraph" style:parent-style-name="Text_20_body">
      <style:text-properties officeooo:rsid="0003f78b" officeooo:paragraph-rsid="0003f78b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officeooo:rsid="000bca50" officeooo:paragraph-rsid="000bca50"/>
    </style:style>
    <style:style style:name="T1" style:family="text">
      <style:text-properties officeooo:rsid="00050684"/>
    </style:style>
    <style:style style:name="T2" style:family="text">
      <style:text-properties officeooo:rsid="00069c84"/>
    </style:style>
    <style:style style:name="T3" style:family="text">
      <style:text-properties officeooo:rsid="00090e1f"/>
    </style:style>
    <style:style style:name="T4" style:family="text">
      <style:text-properties officeooo:rsid="00093873"/>
    </style:style>
    <style:style style:name="T5" style:family="text">
      <style:text-properties officeooo:rsid="000b17fe"/>
    </style:style>
    <style:style style:name="T6" style:family="text">
      <style:text-properties officeooo:rsid="000bca50"/>
    </style:style>
    <style:style style:name="T7" style:family="text">
      <style:text-properties officeooo:rsid="000cf67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d48bf"/>
    </style:style>
    <style:style style:name="T11" style:family="text">
      <style:text-properties officeooo:rsid="000dc4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Editors,</text:p>
      <text:p text:style-name="P1"/>
      <text:p text:style-name="P15"><text:span text:style-name="T1">we are glad to submit to your journal the software paper titled “</text:span>DRONE2REPORT: fast drone image processing for precision agriculture”. We believe that this work aligns well with the scope of <text:span text:style-name="Emphasis">Plant Methods</text:span><text:span text:style-name="T3">.</text:span></text:p>
      <text:p text:style-name="P3"/>
      <text:p text:style-name="P16"><text:span text:style-name="T1">In this paper we present a novel </text:span><text:span text:style-name="T6">free and open-source </text:span><text:span text:style-name="T1">software, DRONE2REPORT</text:span>, developed to simplify and standardize several common steps in drone image analysis for agricultural applications<text:span text:style-name="T1">. We are aware of the rich ecosystem of tools already available (some free, some subscription-based). However, some steps linked to agricultural experiments remain often based on “home made”, custom solutions that make it harder to achieve reproducibility and </text:span><text:span text:style-name="T10">increase the risk of </text:span><text:span text:style-name="T1">error</text:span><text:span text:style-name="T10">s</text:span><text:span text:style-name="T1">. In particular, after the so called “stitching” </text:span><text:span text:style-name="T11">step </text:span><text:span text:style-name="T1">and the creation of an orthophoto, an agricultural experiment typically requires ROI-based analyses, </text:span>the most common of which is the computation of per-plot vegetation indices<text:span text:style-name="T1">. </text:span>This step is often performed using a wide variety of tools and approaches, which can vary substantially between projects.</text:p>
      <text:p text:style-name="P2"/>
      <text:p text:style-name="P7">DRONE2REPORT standardizes and simplifies the<text:span text:style-name="T7">se</text:span> ROI-based analyses,<text:span text:style-name="T4"> offering practical value for both research and applied agriculture. Moreover, the software introduces </text:span>seamless <text:span text:style-name="T4">integration for </text:span>image data coming from different sensors (e.g. RGB and thermal), open<text:span text:style-name="T6">ing</text:span> the way to a the little-explored field of multi-sensor analysis, where new vegetation indices could be designed by combining heterogeneous types of data.</text:p>
      <text:p text:style-name="P7"/>
      <text:p text:style-name="P11">The manuscript describes the overall structure of the software and presents four case studies demonstrating its wide applicability. In the Discussion section, we compare <text:span text:style-name="Strong_20_Emphasis"><text:span text:style-name="T9">DRONE2REPORT</text:span></text:span><text:span text:style-name="T9"> </text:span>with other existing <text:span text:style-name="T5">codebases</text:span> and outline its advantages.</text:p>
      <text:p text:style-name="P8"/>
      <text:p text:style-name="P8">The idea for the software originated from a survey of the real and practical needs of a major research facility, the Netherlands Plant Eco-phenotyping Centre (NPEC) at Wageningen U<text:span text:style-name="T9">niversity &amp; Research (The Netherlands), which is acknowledged in the manuscript. We therefore kindly ask that reviewers from this institute be excluded from the review process. In particular, </text:span><text:span text:style-name="Strong_20_Emphasis"><text:span text:style-name="T9">Rick van de Zedde</text:span></text:span><text:span text:style-name="T9"> and </text:span><text:span text:style-name="Strong_20_Emphasis"><text:span text:style-name="T9">Peter van der Zee</text:span></text:span><text:span text:style-name="T9"> were the main contacts involved with </text:span><text:span text:style-name="Strong_20_Emphasis"><text:span text:style-name="T9">DRONE2REPORT</text:span></text:span><text:span text:style-name="T9">.</text:span></text:p>
      <text:p text:style-name="P9"/>
      <text:p text:style-name="P12">Together with this submission, we declare that:</text:p>
      <text:p text:style-name="P10"/>
      <text:list text:style-name="L1">
        <text:list-item>
          <text:p text:style-name="P19"><text:span text:style-name="T5">there are no issues regarding the </text:span>journal policies</text:p>
        </text:list-item>
        <text:list-item>
          <text:p text:style-name="P22">there are no known competing interests</text:p>
        </text:list-item>
        <text:list-item>
          <text:p text:style-name="P20">all authors have approved the manuscript for submission </text:p>
        </text:list-item>
        <text:list-item>
          <text:p text:style-name="P19">the content of the manuscript has not been published, or submitted for publication elsewhere</text:p>
        </text:list-item>
      </text:list>
      <text:p text:style-name="P6"/>
      <text:p text:style-name="P13">Sincerely,</text:p>
      <text:p text:style-name="P13"/>
      <text:p text:style-name="P14"><text:span text:style-name="T7">Nelson Nazzicari </text:span>(on behalf of all author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 Nazzicari</meta:initial-creator>
    <meta:creation-date>2025-10-14T17:21:38.119425052</meta:creation-date>
    <dc:date>2025-10-14T22:54:37.998163426</dc:date>
    <meta:editing-duration>PT54M15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374" meta:character-count="2509" meta:non-whitespace-character-count="2151"/>
  </office:meta>
</office:document-meta>
</file>